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order-bottom="0.99pt groove #000000" fo:background-color="#72bf44" fo:border-left="none" fo:border-right="none" fo:border-top="none"/>
    </style:style>
    <style:style style:name="ce7" style:family="table-cell" style:parent-style-name="Default">
      <style:table-cell-properties fo:background-color="#ed1c24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99pt groove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K</text:p>
          </table:table-cell>
          <table:table-cell table:style-name="ce8" table:formula="of:=100*(COUNTIF([.C21:.C70];&quot;=OK&quot;) / COUNTA([.C21:.C70]))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 y 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1 y 4</text:p>
          </table:table-cell>
          <table:table-cell table:style-name="ce7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K</text:p>
          </table:table-cell>
          <table:table-cell table:style-name="ce8" table:formula="of:=100*(COUNTIF([.C61:.C110];&quot;=OK&quot;) / COUNTA([.C61:.C110]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</text:p>
          </table:table-cell>
          <table:table-cell table:style-name="ce8" table:formula="of:=100*(COUNTIF([.C111:.C130];&quot;=OK&quot;) / COUNTA([.C111:.C130]))"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1" calcext:value-type="float">
            <text:p>14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3" calcext:value-type="float">
            <text:p>14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4" calcext:value-type="float">
            <text:p>14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7" calcext:value-type="float">
            <text:p>14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2" calcext:value-type="float">
            <text:p>15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4" calcext:value-type="float">
            <text:p>1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6" calcext:value-type="float">
            <text:p>1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8" calcext:value-type="float">
            <text:p>15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1" calcext:value-type="float">
            <text:p>1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2" calcext:value-type="float">
            <text:p>1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5" calcext:value-type="float">
            <text:p>16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6" calcext:value-type="float">
            <text:p>16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8" calcext:value-type="float">
            <text:p>16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9" calcext:value-type="float">
            <text:p>1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1" calcext:value-type="float">
            <text:p>17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2" calcext:value-type="float">
            <text:p>17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3" calcext:value-type="float">
            <text:p>17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4" calcext:value-type="float">
            <text:p>17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5" calcext:value-type="float">
            <text:p>1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6" calcext:value-type="float">
            <text:p>17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7" calcext:value-type="float">
            <text:p>17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8" calcext:value-type="float">
            <text:p>17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9" calcext:value-type="float">
            <text:p>17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3" calcext:value-type="float">
            <text:p>18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4" calcext:value-type="float">
            <text:p>18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5" calcext:value-type="float">
            <text:p>18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6" calcext:value-type="float">
            <text:p>18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7" calcext:value-type="float">
            <text:p>18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8" calcext:value-type="float">
            <text:p>1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9" calcext:value-type="float">
            <text:p>1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k" style:family="table-cell" style:parent-style-name="Default">
      <style:table-cell-properties fo:background-color="#72bf44"/>
    </style:style>
    <style:style style:name="Sin_20_título1" style:display-name="Sin título1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21:00:01.0038485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0:56:44.612949345</meta:creation-date>
    <dc:date>2018-12-19T21:33:07.860932817</dc:date>
    <meta:editing-duration>PT57M</meta:editing-duration>
    <meta:editing-cycles>4</meta:editing-cycles>
    <meta:generator>LibreOffice/6.0.6.2$Linux_X86_64 LibreOffice_project/00m0$Build-2</meta:generator>
    <meta:document-statistic meta:table-count="1" meta:cell-count="453" meta:object-count="0"/>
  </office:meta>
</office:document-meta>
</file>